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cm" fo:min-width="2.4cm"/>
    </style:style>
    <style:style style:name="gr2" style:family="graphic" style:parent-style-name="standard">
      <style:graphic-properties draw:stroke="none" svg:stroke-color="#000000" draw:fill="none" draw:fill-color="#ffffff" fo:min-height="1.407cm"/>
    </style:style>
    <style:style style:name="gr3" style:family="graphic" style:parent-style-name="standard">
      <style:graphic-properties draw:textarea-horizontal-align="justify" draw:textarea-vertical-align="middle" draw:auto-grow-height="false" fo:min-height="1.378cm" fo:min-width="1.128cm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8.85cm" fo:min-width="26.4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2.9cm" svg:height="2.9cm" svg:x="2.8cm" svg:y="2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cm" svg:height="1.657cm" svg:x="3cm" svg:y="1.943cm">
          <draw:text-box>
            <text:p>browser</text:p>
          </draw:text-box>
        </draw:frame>
        <draw:custom-shape draw:style-name="gr3" draw:text-style-name="P1" xml:id="id2" draw:id="id2" draw:layer="layout" svg:width="2.3cm" svg:height="2.3cm" svg:x="10.7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.2cm" svg:height="0.954cm" svg:x="9.9cm" svg:y="1.5cm">
          <draw:text-box>
            <text:p>login.jsp</text:p>
          </draw:text-box>
        </draw:frame>
        <draw:custom-shape draw:style-name="gr5" draw:text-style-name="P3" draw:layer="layout" svg:width="26.9cm" svg:height="19.1cm" svg:x="9.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5.5cm" svg:height="1cm" svg:x="10.7cm" svg:y="6.7cm">
          <draw:text-box>
            <text:p>/login-controller</text:p>
          </draw:text-box>
        </draw:frame>
        <draw:line draw:style-name="gr7" draw:text-style-name="P3" draw:layer="layout" svg:x1="5.7cm" svg:y1="4.7cm" svg:x2="10.9cm" svg:y2="7cm">
          <text:p/>
        </draw:line>
        <draw:frame draw:style-name="gr2" draw:text-style-name="P2" draw:layer="layout" svg:width="7.235cm" svg:height="1.657cm" svg:x="16.6cm" svg:y="4.843cm">
          <draw:text-box>
            <text:p>LoginController.class</text:p>
          </draw:text-box>
        </draw:frame>
        <draw:custom-shape draw:style-name="gr3" draw:text-style-name="P1" draw:layer="layout" svg:width="2.3cm" svg:height="2.3cm" svg:x="18.6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5.3cm" svg:y1="7.3cm" svg:x2="18.4cm" svg:y2="7.1cm">
          <text:p/>
        </draw:line>
        <draw:custom-shape draw:style-name="gr3" draw:text-style-name="P1" xml:id="id3" draw:id="id3" draw:layer="layout" svg:width="2.3cm" svg:height="2.3cm" svg:x="18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7cm" svg:height="0.954cm" svg:x="17.6cm" svg:y="10.246cm">
          <draw:text-box>
            <text:p>show-login.jsp</text:p>
          </draw:text-box>
        </draw:frame>
        <draw:line draw:style-name="gr7" draw:text-style-name="P3" draw:layer="layout" svg:x1="19.7cm" svg:y1="8.2cm" svg:x2="19.7cm" svg:y2="10.3cm">
          <text:p/>
        </draw:line>
        <draw:connector draw:style-name="gr7" draw:text-style-name="P3" draw:layer="layout" draw:type="curve" svg:x1="5.7cm" svg:y1="4.25cm" svg:x2="11.036cm" svg:y2="2.936cm" draw:start-shape="id1" draw:start-glue-point="1" draw:end-shape="id2" draw:end-glue-point="5" svg:d="M5700 4250c3750 0 1082-1314 5336-1314" svg:viewBox="0 0 5337 1315">
          <text:p/>
        </draw:connector>
        <draw:line draw:style-name="gr7" draw:text-style-name="P3" draw:layer="layout" svg:x1="10.7cm" svg:y1="3.8cm" svg:x2="5.6cm" svg:y2="4.6cm">
          <text:p/>
        </draw:line>
        <draw:connector draw:style-name="gr7" draw:text-style-name="P3" draw:layer="layout" draw:type="curve" svg:x1="18.6cm" svg:y1="12.35cm" svg:x2="4.25cm" svg:y2="5.7cm" draw:start-shape="id3" draw:start-glue-point="6" draw:end-shape="id1" draw:end-glue-point="2" svg:d="M18600 12350c-9567 0-14350-2216-14350-6650" svg:viewBox="0 0 14351 6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8T18:35:57.827000000</meta:creation-date>
    <dc:date>2017-06-18T18:56:55.877000000</dc:date>
    <meta:editing-duration>PT7M56S</meta:editing-duration>
    <meta:editing-cycles>2</meta:editing-cycles>
    <meta:generator>LibreOffice/5.3.3.2$Windows_X86_64 LibreOffice_project/3d9a8b4b4e538a85e0782bd6c2d430bafe583448</meta:generator>
    <meta:document-statistic meta:object-count="16"/>
  </office:meta>
</office:document-meta>
</file>